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Calibri" style:font-size-asian="12pt" style:font-name-complex="Calibri" style:font-size-complex="12pt"/>
    </style:style>
    <style:style style:name="P2" style:family="paragraph" style:parent-style-name="Standard">
      <style:text-properties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Times New Roman" fo:font-size="12pt" style:font-name-asian="Calibri" style:font-size-asian="12pt" style:font-name-complex="Calibri" style:font-size-complex="12pt"/>
    </style:style>
    <style:style style:name="P6" style:family="paragraph" style:parent-style-name="Standard">
      <style:text-properties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name-asian="Calibri" style:font-size-asian="12pt" style:font-name-complex="Calibri" style:font-size-complex="12pt"/>
    </style:style>
    <style:style style:name="T3" style:family="text">
      <style:text-properties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ecyfikacja wymagań</text:p>
      <text:p text:style-name="P3"/>
      <text:p text:style-name="P3"/>
      <text:p text:style-name="P3">Słownik danych:</text:p>
      <text:p text:style-name="P3"/>
      <text:p text:style-name="Standard"><text:tab/><text:span text:style-name="T4">Ikona</text:span> – mały obrazek przedstawiający daną rzecz.</text:p>
      <text:p text:style-name="Standard"><text:tab/></text:p>
      <text:p text:style-name="Standard"><text:tab/><text:span text:style-name="T4">Tamagotchi, Kwadratex</text:span> – określenie postaci gracza.</text:p>
      <text:p text:style-name="Standard"/>
      <text:p text:style-name="Standard"><text:tab/><text:span text:style-name="T4">Stroje, jedzenie, leki, zabawki </text:span>– ikony rzeczy, spełniające konkretne funkcje w grze.</text:p>
      <text:p text:style-name="Standard"/>
      <text:p text:style-name="Standard"><text:tab/><text:span text:style-name="T4">Plansza</text:span> – miejsce w którym gracz musi wykonywać zadane czynności, określone w <text:tab/>instrukcji podczas startu.</text:p>
      <text:p text:style-name="Standard"/>
      <text:p text:style-name="Standard"><text:tab/><text:span text:style-name="T3">Kwadra-punkty</text:span><text:span text:style-name="T2"> – waluta w grze.</text:span></text:p>
      <text:p text:style-name="Standard"/>
      <text:p text:style-name="Standard"/>
      <text:p text:style-name="Standard"/>
      <text:p text:style-name="P3">Wymagania funkcjonalne:</text:p>
      <text:p text:style-name="P3"/>
      <text:p text:style-name="P1"><text:span text:style-name="T4"><text:tab/>Sen</text:span> – funkcja umożliwia graczowi wyłączenie ikony światła, dzięki czemu postać może się <text:tab/>wyspać. Odpoczynek może odbywać się wyłącznie na planszy „Sypialnia”</text:p>
      <text:p text:style-name="Standard"/>
      <text:p text:style-name="Standard"><text:tab/><text:span text:style-name="T4">Karmienie </text:span>– funkcja umożliwiająca nakarmienie Tamagotchi poprzez przesunięcie obrazku <text:tab/>posiłku na Kwadratexa. Możliwy jest wybór różnych potraw podzielonych na kategorie.</text:p>
      <text:p text:style-name="Standard"/>
      <text:p text:style-name="Standard"><text:span text:style-name="T4"><text:tab/>Sprzątanie </text:span>– funkcja służy do posprzątania środowiska Tamagotchi poprzez pojedyncze <text:tab/>kliknięcie na odpady.</text:p>
      <text:p text:style-name="Standard"><text:tab/></text:p>
      <text:p text:style-name="Standard"><text:tab/><text:span text:style-name="T3">Branie kąpieli</text:span><text:span text:style-name="T2"> – funkcja umożliwiająca wykąpanie Kwadratexa poprzez zostawienie go na <text:s/><text:tab/>planszy z prysznicem i przeciągnięcie ikoną gąbki po Kwadratexie.</text:span></text:p>
      <text:p text:style-name="P1"/>
      <text:p text:style-name="Standard"><text:span text:style-name="T2"><text:tab/></text:span><text:span text:style-name="T3">Leczenie</text:span><text:span text:style-name="T2"> – gdy Kwadratex gracza zachoruje, nad jego głową wyświetlana zostanie ikona <text:tab/>strzykawki, Kwadratex będzie miał smutny wyraz twarzy. Może zostać wyleczony dzięki <text:tab/>lekarstwom. Leczenie odbywa się poprzez przeciągnięcie odpowiedniego lekarstwa na <text:tab/>Kwadratexa. Lekarstwa kupimy w sklepie.</text:span></text:p>
      <text:p text:style-name="Standard"/>
      <text:p text:style-name="Standard"><text:tab/><text:span text:style-name="T4">Robienie zakupów</text:span> – po przeniesieniu się do planszy „Sklep”, można nabyć stroje, <text:tab/>jedzenie, leki i zabawki za które zapłacimy Kwadra-punktami. </text:p>
      <text:p text:style-name="Standard"/>
      <text:p text:style-name="Standard"><text:tab/><text:span text:style-name="T4">Gry i zabawy</text:span> – jest to zbiór plansz, gdzie głównym bohaterem jest Kwadratex gracza.<text:span text:style-name="T1"> </text:span><text:span text:style-name="T2">Za <text:tab/>odpowiednie wykonywanie zadań, gracz otrzymuje Kwadra-punkty, dzięki którym <text:tab/>można robić zakupy w sklepie.</text:span></text:p>
      <text:p text:style-name="P1"><text:tab/></text:p>
      <text:p text:style-name="P1"><text:tab/><text:span text:style-name="T4">Kuferek </text:span>– zawiera listę wszystkich wykupionych rzeczy przez gracza.</text:p>
      <text:p text:style-name="P2"/>
      <text:p text:style-name="P2"/>
      <text:p text:style-name="P2"/>
      <text:p text:style-name="P2">Wymagania niefunkcjonalne:</text:p>
      <text:p text:style-name="P2"/>
      <text:p text:style-name="P2"><text:tab/>Rozdzielczość –<text:span text:style-name="T5"> ograniczona do rozmiaru 480x640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8T18:08:15.10</meta:creation-date>
    <dc:date>2015-03-31T10:36:45.38</dc:date>
    <meta:editing-duration>PT25M23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21" meta:word-count="228" meta:character-count="1749"/>
  </office:meta>
</office:document-meta>
</file>